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3344e6" officeooo:paragraph-rsid="00096244"/>
    </style:style>
    <style:style style:name="P2" style:family="paragraph" style:parent-style-name="Standard">
      <style:text-properties officeooo:rsid="002e2361" officeooo:paragraph-rsid="00096244"/>
    </style:style>
    <style:style style:name="P3" style:family="paragraph" style:parent-style-name="Standard">
      <style:text-properties officeooo:rsid="002e25ce" officeooo:paragraph-rsid="00096244"/>
    </style:style>
    <style:style style:name="P4" style:family="paragraph" style:parent-style-name="Standard">
      <style:text-properties officeooo:rsid="002feb4f" officeooo:paragraph-rsid="00096244"/>
    </style:style>
    <style:style style:name="P5" style:family="paragraph" style:parent-style-name="Standard">
      <style:text-properties officeooo:rsid="003093e4" officeooo:paragraph-rsid="00096244"/>
    </style:style>
    <style:style style:name="P6" style:family="paragraph" style:parent-style-name="Standard">
      <style:text-properties officeooo:rsid="003098f8" officeooo:paragraph-rsid="00096244"/>
    </style:style>
    <style:style style:name="P7" style:family="paragraph" style:parent-style-name="Standard">
      <style:text-properties officeooo:rsid="0031f741" officeooo:paragraph-rsid="00096244"/>
    </style:style>
    <style:style style:name="P8" style:family="paragraph" style:parent-style-name="Standard">
      <style:text-properties officeooo:rsid="00328fdc" officeooo:paragraph-rsid="00096244"/>
    </style:style>
    <style:style style:name="P9" style:family="paragraph" style:parent-style-name="Standard">
      <style:text-properties style:font-name="Liberation Serif" fo:font-style="italic" officeooo:rsid="0032ac78" officeooo:paragraph-rsid="00096244" style:font-style-asian="italic" style:font-style-complex="italic"/>
    </style:style>
    <style:style style:name="P10" style:family="paragraph" style:parent-style-name="Standard">
      <style:text-properties officeooo:rsid="0032ac78" officeooo:paragraph-rsid="00096244"/>
    </style:style>
    <style:style style:name="T1" style:family="text">
      <style:text-properties officeooo:rsid="010e5cc6"/>
    </style:style>
    <style:style style:name="T2" style:family="text">
      <style:text-properties officeooo:rsid="002e25ce"/>
    </style:style>
    <style:style style:name="T3" style:family="text">
      <style:text-properties officeooo:rsid="00f6e756"/>
    </style:style>
    <style:style style:name="T4" style:family="text">
      <style:text-properties officeooo:rsid="0304f600"/>
    </style:style>
    <style:style style:name="T5" style:family="text">
      <style:text-properties officeooo:rsid="010f0349"/>
    </style:style>
    <style:style style:name="T6" style:family="text">
      <style:text-properties officeooo:rsid="00328fdc"/>
    </style:style>
    <style:style style:name="T7" style:family="text">
      <style:text-properties officeooo:rsid="0031f741"/>
    </style:style>
    <style:style style:name="T8" style:family="text">
      <style:text-properties officeooo:rsid="00f7a1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Солнечным воскресным утром я вышел из Нежинской на трамвайную остановку возле школы.</text:p>
      <text:p text:style-name="P2">Престижная одиннадцатая находится за Переездом, недалеко от Вокзала.</text:p>
      <text:p text:style-name="P2">Подошёл наш поселковый <text:s/>красный трамвай<text:span text:style-name="T1">чик</text:span> с круглым, как нос клоуна, фонарём под кабинкой водителя.</text:p>
      <text:p text:style-name="P2">Пониже носа-фонаря написан инвентарный номер вагона — 33. </text:p>
      <text:p text:style-name="P2">Я, конечно, понимал, что всё это <text:span text:style-name="T2">чепуха и суеверие, но жаль было упускать подвернувшийся случай.</text:span></text:p>
      <text:p text:style-name="P3">Если в номере автомашины, или в номере отпечатанном на билете в кино, или на том, что тебе оторвала кондукторша, идут две повторяющиеся цифры, скажем, 22, или, там, 77, то это счастливый номер. Сожми руку в кулак и произнеси про себя колдовочку:</text:p>
      <text:p text:style-name="P3">- Моя удача — точка!</text:p>
      <text:p text:style-name="P3">Что я и сделал.</text:p>
      <text:p text:style-name="P3"/>
      <text:p text:style-name="P3">На олимпиаде, в числе четырнадцати восьмиклассников от четырнадцати школ, я решал какие-то задачки про ускорение и удельный вес с выталкивающей силой. К последнему вопросу: «почему мы сперва видим молнию и только потом слышим гром?» я даже сделал карандашный набросок молнии и звуковых волн.</text:p>
      <text:p text:style-name="P3">На следующей неделе Бинкин с удивлением объявил на уроке, что я занял первое место среди восьмиклассников на городской олимпиаде по физике.</text:p>
      <text:p text:style-name="P3">Не знаю принёс ли удачу трамвайный номер, или проверяющих впечатлила корявая молния, но приятно сознавать, что ты обошёл представителя престижной одиннадцатой и даже двенадцатой — школы с математическим уклоном. </text:p>
      <text:p text:style-name="P3">Вот такие у нас хлопцы на посёлке КПВРЗ!</text:p>
      <text:p text:style-name="P3"/>
      <text:p text:style-name="P3">В Клубе показывали фильм «Мёртвый сезон». Мы втроём зашли на сеанс по контрамарке, но зрителей и без нас хватало.</text:p>
      <text:p text:style-name="P3">Не так много, как на индийском «Зита и Гита», но с ползала наберётся.</text:p>
      <text:p text:style-name="P3">Фильм про нашего разведчика в Соединённых Штатах. В главной роли Донатас Банионис из «Никто не хотел умирать», где его в конце застрелили и он упал на стол, поверх записки, которую не успел дописать.</text:p>
      <text:p text:style-name="P3">А в Америке за ним долго следили, потом поймали, посадили на двадцать лет, но наши его выменяли на ихнего ЦРУшника, пойманного в Советском Союзе.</text:p>
      <text:p text:style-name="P3">Чёрно-белый фильм, но широкоэкранный, <text:s/>на Банионисе роскошная белая рубаха — сразу видно, что не нейлоновая, а он в ней на кухне ужин готовит, только рукава подвернул.</text:p>
      <text:p text:style-name="P4">Вобщем, забойный фильм. Когда кончился, мы тихо так подались на выход — живут же люди интересной жизнью.</text:p>
      <text:p text:style-name="P4">И тут Куба хлопнул своей ондатровой шапкой об кулак и говорит:</text:p>
      <text:p text:style-name="P4">- Всё! Завтра иду к Соловью записываться в школу разведчиков.</text:p>
      <text:p text:style-name="P4">Мы с Чепой захохотали и надолго, ведь Соловей — это участковый милиционер на Посёлке.</text:p>
      <text:p text:style-name="P4"/>
      <text:p text:style-name="P4">Правда, участковым его никто не называл, говорили просто «Соловей» и всем всё сразу ясно.</text:p>
      <text:p text:style-name="P4">Когда он заходил на Базар, вдоль прилавков прокатывалось приглушённое «сол-сол-сол...». Бабки из Подлипного, или Поповки, понадёжней заныкивают в своих кошёлках бутыли и грелки с самогоном, чтоб не выглядывали и — стоят себе дальше. На прилавках перед ними всё чин-чинарём: стакан чёрных семечек, или луковицы в косу сплетённые — вот, мол, товар налицо.</text:p>
      <text:p text:style-name="P4">Но у Соловья нюх ещё тот! И не раз, под бабкины проклятья, он выливал <text:s/>на землю упрятанный в кошёлку «самограй».</text:p>
      <text:p text:style-name="P4">Однажды, какой-то ханыга не выдержал, упал на четыре кости перед самогонной лужей и — <text:soft-page-break/>давай хлебать с земли! </text:p>
      <text:p text:style-name="P5">Соловей поорал над ним, пару раз сапогом въехал, а тому уже усё ништяк. </text:p>
      <text:p text:style-name="P5">Ну, приехала машина увезли в вытрезвитель.</text:p>
      <text:p text:style-name="P5">Но и над Соловьём расправы учиняли.</text:p>
      <text:p text:style-name="P5">Заловят где-нибудь по тёмному и отметéлят. Случалось, керосином обливши <text:s/>зажигали. Или ломом руки перебьют.</text:p>
      <text:p text:style-name="P5">Хлопцев <text:span text:style-name="T3">тех</text:span>, конечно, попересажáют. Он в гипсе отлежится и снова в милицейской фуражке на Базар, а там опять: «сол-сол-сол...»</text:p>
      <text:p text:style-name="P5">Так что Куба неплохо пошутил про запись через Соловья в школу разведки.</text:p>
      <text:p text:style-name="P3"/>
      <text:p text:style-name="P6">На зимних каникулах победителей городской олимпиады по физике возили в город Сумы, на областную олимпиаду.</text:p>
      <text:p text:style-name="P6">В конотопской группе кроме четырёх ребят оказалась одна девочка девятиклассница. Правда, выглядела она вполне даже взрослой девушкой.</text:p>
      <text:p text:style-name="P6">В Сумах нас разместили на одну ночь в гостинице. <text:s/></text:p>
      <text:p text:style-name="P6">Число <text:s/>ребят совпало с количеством коек в номере. Наш наставник — учитель из двенадцатой школы с физико-математическим уклоном, остановился где-то дальше по коридору, а девочка-девушка в каком-то женском номере.</text:p>
      <text:p text:style-name="P6">Вскоре все собрались у нас. <text:s/>Руководитель группы принёс с собой пару сборников задач и упражнений по физике для поступающих в вузы.</text:p>
      <text:p text:style-name="P6">Я таких книжек отродясь не видел и до этого момента считал, будто школьные учебники это всё, что есть по физике. Ан нет.</text:p>
      <text:p text:style-name="P6">Для остальных городских победителей, включая шестиклассника, сборники <text:span text:style-name="T4">оказались очень даже</text:span> давними знакомыми, друзьями не разлей вода.</text:p>
      <text:p text:style-name="P6">Они принялись оживлённо обсуждать в каких там темах сложные задачи, а в каких не очень.</text:p>
      <text:p text:style-name="P6">Учитель предложил для тренировки порешать немного.</text:p>
      <text:p text:style-name="P7">Все тут же начали строчить формулы и пояснять их друг другу, но я там явно был «шестой лишний».</text:p>
      <text:p text:style-name="P7">Задачки далеко выходили за пределы школьной программы, не из тех, которые Бинкин решал с нами на классной доске.</text:p>
      <text:p text:style-name="P7">Потом мы вышли в город пообедать в столовой. На обратном пути я приотстал от группы и украдкой любовался походкой девочки-девушки.</text:p>
      <text:p text:style-name="P7">Зелёное пальто плотно сидело на её широковатой фигуре и на её каждый шаг на материале спины получались косые складки. То к левому её бедру, то к правому. </text:p>
      <text:p text:style-name="P7">Туда-сюда. Мельк-мельк.</text:p>
      <text:p text:style-name="P7">Фактически, я видел лишь длинное пальто, сапоги да вязаную шапочку. <text:s/>Не на что смотреть, не будь тех ритмичных складок на спине. Выражаясь языком времён Онегина — они меня с ума сводили.</text:p>
      <text:p text:style-name="P7"/>
      <text:p text:style-name="P7">Казалось бы — такая мелочь, но я давно уже стал ценителем и собирателем мелочей.</text:p>
      <text:p text:style-name="P7">Некоторые книги перечитывались мною лишь <text:span text:style-name="T4">только</text:span> потому, что я знал — там есть пара строк про это.</text:p>
      <text:p text:style-name="P7">Пара скупых строк, но в них содержится конкретная мелочь-деталь, которую я отложу в свой ларец с подобными же деталями для последующего использования.</text:p>
      <text:p text:style-name="P7">Например, в <text:span text:style-name="T5">фантастическом </text:span>рассказ<text:span text:style-name="T5">е</text:span> Гарри Гаррисона про машину времени, <text:span text:style-name="T6">съёмочная группа перескочила в тысяча первый год для съёмок фильма.</text:span></text:p>
      <text:p text:style-name="P8">Режиссёр объясняет тогдашнему викингу его роль:</text:p>
      <text:p text:style-name="P8">- Ты врываешься в спальню в захваченном тобою замке. Видишь полусонную красотку и отбрасываешь своё оружие. Садишься рядом и медленно сдвигаешь бретельку, чтоб та упала с её плеча. Всё. Сцена закончена. Остальное зрители сами додумают. Воображение у них <text:span text:style-name="T7">— </text:span>будь-будь!</text:p>
      <text:p text:style-name="P8">Вот она — долгожданная деталь! Бретелька плавно соскальзывает с округлого плеча...</text:p>
      <text:p text:style-name="P8"><text:soft-page-break/>Это вам не расплывчатый «поцелуй в уста сахарные».</text:p>
      <text:p text:style-name="P8">И в тот же вечер, накрывшись одеялом с головой, да ещё и крепко зажмурившись, я врываюсь к полусонной красотке. </text:p>
      <text:p text:style-name="P8">Но, конечно, без всяких дурацких кинокамер и подсветок.</text:p>
      <text:p text:style-name="P8">Я не киношный викинг, а взаправдашный и у <text:span text:style-name="T4">меня</text:span> тут реальное средневековье.</text:p>
      <text:p text:style-name="P8">Я отбрасываю свой щит и меч, сдвигаю её бретельку. Она сначала противится, но вглядевшись в правильные черты моего лица, покорно опрокидывается на ложе.</text:p>
      <text:p text:style-name="P8">Я ложусь сверху...</text:p>
      <text:p text:style-name="P8">По низу живота прокатывается горячая волна... Член напряжённо дрожит... Глаза зажмурены... И я... </text:p>
      <text:p text:style-name="P8">Что?!!!</text:p>
      <text:p text:style-name="P8">Я не знаю что дальше.</text:p>
      <text:p text:style-name="P8">Значит надо передохнуть и нырнуть в заветный ларец за какой-нибудь другой сокровенной деталью, чтоб уже вокруг той выстраивать ситуацию доводящую до мучительно-сладостного состояния.</text:p>
      <text:p text:style-name="P8"/>
      <text:p text:style-name="P9"><text:span text:style-name="T8">(...</text:span>Лев Толстой горячо ратовал против рукоблудия. </text:p>
      <text:p text:style-name="P9">Всякий святой начинает с прегрешений.</text:p>
      <text:p text:style-name="P9">Никак не решу: можно ли мои эрекционные оргии приравнивать к обычной мастурбации?</text:p>
      <text:p text:style-name="P9">С одной стороны, никакого механического трения ладонями не производилось <text:span text:style-name="T5">и</text:span> <text:span text:style-name="T8">до </text:span>оргазма <text:span text:style-name="T8">я никогда не доходил</text:span>.</text:p>
      <text:p text:style-name="P9">Но с другой, что если это только прелюдия? Начальная фаза. И если бы рядом на диване не спал мой брат, как знать, может и у меня всё вошло бы в нормальное русло и я влился бы в ряды 95% мужского пола во главе с Львом Толстым и классиками итальянского киноискусства?..<text:span text:style-name="T8">)</text:span></text:p>
      <text:p text:style-name="P9"/>
      <text:p text:style-name="P10">Когда во дворе школы Куба спросил:</text:p>
      <text:p text:style-name="P10">- Знаете, что <text:span text:style-name="T4">у тех, </text:span><text:s/>кто дрочит, на ладонях волосы вырастают?</text:p>
      <text:p text:style-name="P1">Мы с Чепой дружно глянули на свои руки под довольный хохот Кубы.</text:p>
      <text:p text:style-name="P1">Я знал, что ладони мои невинны, но глянул. <text:span text:style-name="T8">Ч</text:span>исто инстинктивно.</text:p>
      <text:p text:style-name="P1">Вот и получается, что мелькающие туда-сюда складки впереди не такая уж и мелочь.</text:p>
      <text:p text:style-name="P1">Возможно, в какой-то <text:s/>следующей из моих бесконтактных мастурбаций, зелёное пальто распахнётся и нежный голос промолвит:</text:p>
      <text:p text:style-name="P1">- Тебе тоже холодно? Иди поближе — теплее будет...</text:p>
      <text:p text:style-name="P1">И я...</text:p>
      <text:p text:style-name="P1">Что?!!</text:p>
      <text:p text:style-name="P1"/>
      <text:p text:style-name="P1">Вечером учитель снова пришёл с задачниками и настойчиво предлагал обратить внимание на такие-то номера.</text:p>
      <text:p text:style-name="P1">Победители их быстро расщёлкали, а я хранил молчание и заглядывал им через плечо с учёным видом знаток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6:23:21.552378070</meta:creation-date>
    <dc:date>2017-03-01T16:23:27.388085424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79" meta:word-count="1242" meta:character-count="8074" meta:non-whitespace-character-count="6876"/>
    <meta:generator>LibreOffice/4.3.3.2$Linux_x86 LibreOffice_project/430m0$Build-2</meta:generator>
  </office:meta>
</office:document-meta>
</file>